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TECTION FROM GOD (46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TECTION FROM GOD (46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availability (4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dependability (4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Its dependability (46:2-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ough the world is destroyed (46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ough the oceans roar (46:2-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TECTION FROM GOD (46:1-3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s availability (4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s dependability (46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46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ROTECTION FROM GOD (46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ARADISE OF GOD (46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ARADISE OF GOD (46:4-5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ts river brings joy (46:4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God's home (46:4-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 is eternal (46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46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ROTECTION FROM GOD (46:1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ARADISE OF GOD (46:4-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OF GOD (46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ACE OF GOD (46: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AISE TO GOD (46:10-11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6 </dc:title>
    <meta:initial-creator>David STRICKLAND</meta:initial-creator>
    <dc:creator>David STRICKLAND</dc:creator>
    <meta:creation-date>2020-02-22T17:38:12Z</meta:creation-date>
    <dc:date>2020-02-22T17:38:12Z</dc:date>
    <meta:template xlink:href="BibleStudy" xlink:type="simple"/>
    <meta:editing-cycles>1</meta:editing-cycles>
    <meta:editing-duration>PT0S</meta:editing-duration>
    <meta:document-statistic meta:paragraph-count="24" meta:word-count="153"/>
  </office:meta>
</office:document-meta>
</file>